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Créer les composants header et footer (avec le style)</text:p>
          </table:table-cell>
        </table:table-row>
        <table:table-row>
          <table:table-cell table:style-name="Tableau1.A1" office:value-type="string">
            <text:p text:style-name="P3">Instancier les composants header et footer sur la page d'accueil</text:p>
          </table:table-cell>
        </table:table-row>
        <table:table-row>
          <table:table-cell table:style-name="Tableau1.A1" office:value-type="string">
            <text:p text:style-name="P3">Créer la route pour la page A propos</text:p>
          </table:table-cell>
        </table:table-row>
        <table:table-row>
          <table:table-cell table:style-name="Tableau1.A1" office:value-type="string">
            <text:p text:style-name="P1">Créer le composant Collapse</text:p>
          </table:table-cell>
        </table:table-row>
        <table:table-row>
          <table:table-cell table:style-name="Tableau1.A1" office:value-type="string">
            <text:p text:style-name="P1">Pour la bannière de la page A propos &gt; Soit tu fais un composant soit tu l'intègre directement</text:p>
          </table:table-cell>
        </table:table-row>
        <table:table-row>
          <table:table-cell table:style-name="Tableau1.A1" office:value-type="string">
            <text:p text:style-name="P1">Tu instancies le composant collapes sur la page A propos</text:p>
          </table:table-cell>
        </table:table-row>
        <table:table-row>
          <table:table-cell table:style-name="Tableau1.A1" office:value-type="string">
            <text:p text:style-name="P2">N'oublie de faire en sorte que lorsqu'on est sur la page A propos, que le lien dans le header soit sousligné (actif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0:14:09.872000000</meta:creation-date>
    <dc:date>2023-07-14T17:05:16.895000000</dc:date>
    <meta:editing-duration>PT19M48S</meta:editing-duration>
    <meta:editing-cycles>2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7" meta:word-count="81" meta:character-count="446" meta:non-whitespace-character-count="372"/>
  </office:meta>
</office:document-meta>
</file>